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style:font-name-asian="Monospace" style:font-size-asian="9pt" style:font-name-complex="Monospace" style:font-size-complex="9pt"/>
    </style:style>
    <style:style style:name="P23"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style>
    <style:style style:name="P30"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1" style:family="paragraph" style:parent-style-name="Heading_20_3">
      <style:paragraph-properties style:snap-to-layout-grid="false"/>
    </style:style>
    <style:style style:name="P32"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2a00ff" style:font-name="Monospace" fo:font-size="9pt" style:font-name-asian="Monospace" style:font-size-asian="9pt" style:font-name-complex="Monospace"/>
    </style:style>
    <style:style style:name="T10" style:family="text">
      <style:text-properties fo:font-size="11pt" fo:language="it" fo:country="IT" fo:font-weight="normal" style:font-size-asian="11pt" style:font-weight-asian="normal"/>
    </style:style>
    <style:style style:name="T11" style:family="text">
      <style:text-properties fo:color="#000000" style:font-name="Monospace" fo:font-size="9pt" fo:language="it" fo:country="IT" fo:font-weight="normal" style:font-name-asian="Monospace" style:font-size-asian="9pt" style:font-weight-asian="normal" style:font-name-complex="Monospace" style:font-size-complex="9pt"/>
    </style:style>
    <style:style style:name="T12" style:family="text">
      <style:text-properties fo:color="#000000" style:font-name="Monospace" fo:font-size="9pt" fo:language="it" fo:country="IT" fo:font-weight="bold" style:font-name-asian="Monospace" style:font-size-asian="9pt" style:font-weight-asian="bold" style:font-name-complex="Monospace" style:font-size-complex="9pt" style:font-weight-complex="bold"/>
    </style:style>
    <style:style style:name="T13" style:family="text">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T14" style:family="text">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92in" draw:visible-area-height="0.8894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5"/>12</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4" text:outline-level="1">Weiteres experimentieren : Lesen von der SD Karte</text:h>
          </table:table-cell>
          <table:covered-table-cell/>
          <table:table-cell table:style-name="Table2.D2" office:value-type="float" office:value="1">
            <text:h text:style-name="P25" text:outline-level="1">1</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4" text:outline-level="1">HTTPD with FatFS</text:h>
          </table:table-cell>
          <table:covered-table-cell/>
          <table:table-cell table:style-name="Table2.D2" office:value-type="float" office:value="3">
            <text:h text:style-name="P25" text:outline-level="1">3</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Test lm3s9b96</text:h>
          </table:table-cell>
          <table:covered-table-cell/>
          <table:table-cell table:style-name="Table2.D2" office:value-type="float" office:value="2">
            <text:h text:style-name="P25" text:outline-level="1">2</text:h>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Porting LWIP to lm3s9b96 with FreeRTOS, enable SSI &amp; CGI, read Pages from SD Card</text:h>
          </table:table-cell>
          <table:covered-table-cell/>
          <table:table-cell table:style-name="Table2.D2" office:value-type="float" office:value="6">
            <text:h text:style-name="P27"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7</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p text:style-name="P22">SSI Tags NumberInputField und SubmitInputField implementiert</text:p>
          </table:table-cell>
          <table:covered-table-cell/>
          <table:table-cell table:style-name="Table2.D2"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LWIP Webclient hinzufügen ( LWIP 1.3.1)</text:p>
          </table:table-cell>
          <table:covered-table-cell/>
          <table:table-cell table:style-name="Table2.D2" office:value-type="float" office:value="4">
            <text:h text:style-name="P25" text:outline-level="1">4</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3"/>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s/>8</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SSI &amp; CGI von SD Karte lesen</text:h>
          </table:table-cell>
          <table:covered-table-cell/>
          <table:table-cell table:style-name="Table2.D2" office:value-type="float" office:value="2">
            <text:h text:style-name="P25" text:outline-level="1">2</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8" text:outline-level="1">SSI von SD Karte funktioniert, Zusammenarbeit <text:s/><text:span text:style-name="T9">NumberInputField → ComTask funktioniert noch nicht, ComTask hängt, set.cgi (Dummy Version) hinzugefügt</text:span></text:h>
          </table:table-cell>
          <table:covered-table-cell/>
          <table:table-cell table:style-name="Table2.D2" office:value-type="float" office:value="3">
            <text:h text:style-name="P25" text:outline-level="1">3</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SSI Parameter werden erkannt und in einer Variable zwischengespeichert</text:h>
          </table:table-cell>
          <table:covered-table-cell/>
          <table:table-cell table:style-name="Table2.D2" office:value-type="float" office:value="3">
            <text:h text:style-name="P27" text:outline-level="1">3</text:h>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3"/>6</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9" text:outline-level="1"><text:span text:style-name="T10">Verkettete Liste für ssi Parameter erstellt, zu Struktur </text:span><text:span text:style-name="T11">http_state</text:span><text:span text:style-name="T13"> hinzugefügt, Parameter werden in Liste gespeichert</text:span></text:h>
          </table:table-cell>
          <table:covered-table-cell/>
          <table:table-cell table:style-name="Table2.D26"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9" text:outline-level="1"><text:span text:style-name="T10">Mehr als ein SSI Parameter wird verarbeitet, </text:span><text:span text:style-name="T12">io_get_number_input_field</text:span><text:span text:style-name="T14">() wertet Parameter aus</text:span></text:h>
          </table:table-cell>
          <table:covered-table-cell/>
          <table:table-cell table:style-name="Table2.D2" office:value-type="float" office:value="2">
            <text:h text:style-name="P25" text:outline-level="1">2</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0"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Methode zum Freigeben der verketteten Parameterliste hinzgefügt</text:h>
          </table:table-cell>
          <table:covered-table-cell/>
          <table:table-cell table:style-name="Table2.D2" office:value-type="float" office:value="1">
            <text:h text:style-name="P25" text:outline-level="1">1</text:h>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92in" draw:visible-area-height="0.889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6.odt</text:file-name></text:span><text:span text:style-name="MT3"><text:tab/><text:tab/></text:span><text:span text:style-name="MT3"><text:date style:data-style-name="N30" text:date-value="2010-02-22T20:37:26.99">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37:27</dc:date>
    <meta:print-date>2000-12-19T15:31:00</meta:print-date>
    <meta:editing-cycles>66</meta:editing-cycles>
    <meta:generator>OpenOffice.org/3.1$Unix OpenOffice.org_project/310m19$Build-9420</meta:generator>
    <meta:editing-duration>PT07H26M49S</meta:editing-duration>
    <meta:document-statistic meta:table-count="5" meta:image-count="0" meta:object-count="1" meta:page-count="2" meta:paragraph-count="92" meta:word-count="309" meta:character-count="2233"/>
    <meta:user-defined meta:name="Info 1"/>
    <meta:user-defined meta:name="Info 2"/>
    <meta:user-defined meta:name="Info 3"/>
    <meta:user-defined meta:name="Info 4"/>
  </office:meta>
</office:document-meta>
</file>